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officeooo:rsid="0002955f" officeooo:paragraph-rsid="0002955f"/>
    </style:style>
    <style:style style:name="P2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2955f" officeooo:paragraph-rsid="0002955f"/>
    </style:style>
    <style:style style:name="P3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Times New Roman" officeooo:rsid="0002955f" officeooo:paragraph-rsid="0002955f"/>
    </style:style>
    <style:style style:name="P4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2955f" officeooo:paragraph-rsid="0009a2e7"/>
    </style:style>
    <style:style style:name="P5" style:family="paragraph" style:parent-style-name="Standard" style:list-style-name="L2">
      <style:paragraph-properties fo:margin-top="0cm" fo:margin-bottom="0cm" style:contextual-spacing="false" fo:line-height="150%" fo:text-align="start" style:justify-single-word="false"/>
      <style:text-properties style:font-name="Times New Roman" officeooo:rsid="0002955f" officeooo:paragraph-rsid="0002955f"/>
    </style:style>
    <style:style style:name="P6" style:family="paragraph" style:parent-style-name="Standard" style:list-style-name="L3">
      <style:paragraph-properties fo:line-height="150%" fo:text-align="start" style:justify-single-word="false"/>
      <style:text-properties style:font-name="Times New Roman" officeooo:rsid="0002955f" officeooo:paragraph-rsid="0002955f"/>
    </style:style>
    <style:style style:name="P7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8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cbeab"/>
    </style:style>
    <style:style style:name="P9" style:family="paragraph" style:parent-style-name="Standard" style:list-style-name="L4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10" style:family="paragraph" style:parent-style-name="Standard" style:list-style-name="L5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11" style:family="paragraph" style:parent-style-name="Standard" style:list-style-name="L6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12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6c513" officeooo:paragraph-rsid="0006c513"/>
    </style:style>
    <style:style style:name="P13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Times New Roman" officeooo:rsid="0006c513" officeooo:paragraph-rsid="0006c513"/>
    </style:style>
    <style:style style:name="P14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85c9f" officeooo:paragraph-rsid="00085c9f"/>
    </style:style>
    <style:style style:name="P15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a76c1" officeooo:paragraph-rsid="000a76c1"/>
    </style:style>
    <style:style style:name="P16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a76c1" officeooo:paragraph-rsid="000cbeab"/>
    </style:style>
    <style:style style:name="P17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cbeab" officeooo:paragraph-rsid="000cbeab"/>
    </style:style>
    <style:style style:name="P18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d068c" officeooo:paragraph-rsid="000d068c"/>
    </style:style>
    <style:style style:name="P19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112bc0" officeooo:paragraph-rsid="00112bc0"/>
    </style:style>
    <style:style style:name="P20" style:family="paragraph" style:parent-style-name="Standard" style:list-style-name="L1">
      <style:paragraph-properties fo:margin-top="0cm" fo:margin-bottom="0cm" style:contextual-spacing="false" fo:line-height="150%" fo:text-align="start" style:justify-single-word="false" style:writing-mode="lr-tb"/>
      <style:text-properties style:font-name="Times New Roman" officeooo:rsid="00151a14" officeooo:paragraph-rsid="00151a14"/>
    </style:style>
    <style:style style:name="P21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e6eba" officeooo:paragraph-rsid="000e6eba"/>
    </style:style>
    <style:style style:name="P22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1327ef" officeooo:paragraph-rsid="001327ef"/>
    </style:style>
    <style:style style:name="P23" style:family="paragraph" style:parent-style-name="Standard" style:list-style-name="L7">
      <style:paragraph-properties fo:margin-top="0cm" fo:margin-bottom="0cm" style:contextual-spacing="false" fo:line-height="150%" fo:text-align="start" style:justify-single-word="false"/>
      <style:text-properties style:font-name="Times New Roman" officeooo:rsid="001327ef" officeooo:paragraph-rsid="0019f22e"/>
    </style:style>
    <style:style style:name="P24" style:family="paragraph" style:parent-style-name="Standard" style:list-style-name="L9">
      <style:paragraph-properties fo:margin-top="0cm" fo:margin-bottom="0cm" style:contextual-spacing="false" fo:line-height="150%" fo:text-align="start" style:justify-single-word="false"/>
      <style:text-properties style:font-name="Times New Roman" officeooo:rsid="001327ef" officeooo:paragraph-rsid="0019f22e"/>
    </style:style>
    <style:style style:name="P25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18374c" officeooo:paragraph-rsid="0018374c"/>
    </style:style>
    <style:style style:name="P26" style:family="paragraph" style:parent-style-name="Standard" style:list-style-name="L8">
      <style:paragraph-properties fo:margin-top="0cm" fo:margin-bottom="0cm" style:contextual-spacing="false" fo:line-height="150%" fo:text-align="start" style:justify-single-word="false"/>
      <style:text-properties style:font-name="Times New Roman" officeooo:rsid="0018374c" officeooo:paragraph-rsid="0019f22e"/>
    </style:style>
    <style:style style:name="T1" style:family="text">
      <style:text-properties officeooo:rsid="00085c9f"/>
    </style:style>
    <style:style style:name="T2" style:family="text">
      <style:text-properties officeooo:rsid="0009a2e7"/>
    </style:style>
    <style:style style:name="T3" style:family="text">
      <style:text-properties style:font-name="Times New Roman" officeooo:rsid="0009a2e7"/>
    </style:style>
    <style:style style:name="T4" style:family="text">
      <style:text-properties officeooo:rsid="000d068c"/>
    </style:style>
    <style:style style:name="T5" style:family="text">
      <style:text-properties officeooo:rsid="000f3c8d"/>
    </style:style>
    <style:style style:name="T6" style:family="text">
      <style:text-properties officeooo:rsid="00112bc0"/>
    </style:style>
    <style:style style:name="T7" style:family="text">
      <style:text-properties officeooo:rsid="00146366"/>
    </style:style>
    <style:style style:name="T8" style:family="text">
      <style:text-properties officeooo:rsid="00151a14"/>
    </style:style>
    <style:style style:name="T9" style:family="text">
      <style:text-properties officeooo:rsid="0019f22e"/>
    </style:style>
    <style:style style:name="T10" style:family="text">
      <style:text-properties officeooo:rsid="000e6eb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vice Discovery API</text:p>
      <text:p text:style-name="P1"/>
      <text:p text:style-name="P1"/>
      <text:list xml:id="list4079299587" text:style-name="L1">
        <text:list-item>
          <text:p text:style-name="P2">Version1:</text:p>
          <text:list>
            <text:list-item>
              <text:p text:style-name="P2">Base domain name:</text:p>
              <text:list>
                <text:list-item>
                  <text:p text:style-name="P2">Primary: api.domainName/v1/</text:p>
                </text:list-item>
                <text:list-item>
                  <text:p text:style-name="P2">Secondary: domainName/api/v1/ </text:p>
                </text:list-item>
              </text:list>
            </text:list-item>
            <text:list-item>
              <text:p text:style-name="P2">Parts:</text:p>
              <text:list>
                <text:list-item>
                  <text:p text:style-name="P2">Devices:</text:p>
                  <text:list>
                    <text:list-item>
                      <text:p text:style-name="P2">List of devices:</text:p>
                      <text:list>
                        <text:list-item>
                          <text:p text:style-name="P2">URL:</text:p>
                          <text:list>
                            <text:list-item>
                              <text:p text:style-name="P2">ApiBaseDomainName/devices/<text:span text:style-name="T1">list/</text:span></text:p>
                            </text:list-item>
                          </text:list>
                        </text:list-item>
                        <text:list-item>
                          <text:p text:style-name="P2">Methods:</text:p>
                          <text:list>
                            <text:list-item>
                              <text:p text:style-name="P2">GET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Everyone <text:span text:style-name="T1">has</text:span> permission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Specific device details:</text:p>
                      <text:list>
                        <text:list-item>
                          <text:p text:style-name="P2">URL:</text:p>
                          <text:list>
                            <text:list-item>
                              <text:p text:style-name="P2">ApiBaseDomainName/devices/&lt;string:slug&gt;/</text:p>
                            </text:list-item>
                          </text:list>
                        </text:list-item>
                        <text:list-item>
                          <text:p text:style-name="P2">Methods:</text:p>
                          <text:list>
                            <text:list-item>
                              <text:p text:style-name="P2">GET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Everyone <text:span text:style-name="T1">has</text:span> permission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Add devices:</text:p>
                      <text:list>
                        <text:list-item>
                          <text:p text:style-name="P2">URL:</text:p>
                          <text:list>
                            <text:list-item>
                              <text:p text:style-name="P2">ApiBaseDomainName/devices/add/</text:p>
                            </text:list-item>
                          </text:list>
                        </text:list-item>
                        <text:list-item>
                          <text:p text:style-name="P2">Methods:</text:p>
                          <text:list>
                            <text:list-item>
                              <text:p text:style-name="P2">POST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Admins</text:p>
                            </text:list-item>
                            <text:list-item>
                              <text:p text:style-name="P2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Edit devices:</text:p>
                      <text:list>
                        <text:list-item>
                          <text:p text:style-name="P2"><text:soft-page-break/>URL:</text:p>
                          <text:list>
                            <text:list-item>
                              <text:p text:style-name="P2">ApiBaseDomainName/devices/&lt;string:slug&gt;/edit/</text:p>
                            </text:list-item>
                          </text:list>
                        </text:list-item>
                        <text:list-item>
                          <text:p text:style-name="P2">Methods:</text:p>
                          <text:list>
                            <text:list-item>
                              <text:p text:style-name="P7">PATCH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admins</text:p>
                            </text:list-item>
                            <text:list-item>
                              <text:p text:style-name="P2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Delete devices:</text:p>
                      <text:list>
                        <text:list-item>
                          <text:p text:style-name="P2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ApiBaseDomainName/devices/&lt;string:slug&gt;/delete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2932907697045" text:continue-list="list4079299587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">Methods:</text:p>
                          <text:list>
                            <text:list-item>
                              <text:p text:style-name="P2">DELETE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admins</text:p>
                            </text:list-item>
                            <text:list-item>
                              <text:p text:style-name="P2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Check devices:</text:p>
                      <text:list>
                        <text:list-item>
                          <text:p text:style-name="P2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ApiBaseDomainName/devices/&lt;string:slug&gt;/check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2930785326772" text:continue-list="list142932907697045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">Method:</text:p>
                          <text:list>
                            <text:list-item>
                              <text:p text:style-name="P2">PATCH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Validators</text:p>
                            </text:list-item>
                            <text:list-item>
                              <text:p text:style-name="P2">SuperUser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Blogs:</text:p>
                  <text:list>
                    <text:list-item>
                      <text:p text:style-name="P12">List <text:span text:style-name="T2">of blogs</text:span>:</text:p>
                      <text:list>
                        <text:list-item>
                          <text:p text:style-name="P14">URL:</text:p>
                          <text:list>
                            <text:list-item>
                              <text:p text:style-name="P14">ApiBaseDomainName/blogs/list/</text:p>
                            </text:list-item>
                          </text:list>
                        </text:list-item>
                        <text:list-item>
                          <text:p text:style-name="P14">Method:</text:p>
                          <text:list>
                            <text:list-item>
                              <text:p text:style-name="P14">GET</text:p>
                            </text:list-item>
                          </text:list>
                        </text:list-item>
                        <text:list-item>
                          <text:p text:style-name="P14">Permissions:</text:p>
                          <text:list>
                            <text:list-item>
                              <text:p text:style-name="P14">Everyone has permission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Specific blogs details:</text:p>
                      <text:list>
                        <text:list-item>
                          <text:p text:style-name="P14"><text:soft-page-break/>URL:</text:p>
                          <text:list>
                            <text:list-item>
                              <text:p text:style-name="P7">ApiBaseDomainName/blogs/&lt;string:slug&gt;/</text:p>
                            </text:list-item>
                          </text:list>
                        </text:list-item>
                        <text:list-item>
                          <text:p text:style-name="P14">Method:</text:p>
                          <text:list>
                            <text:list-item>
                              <text:p text:style-name="P7">GET</text:p>
                            </text:list-item>
                          </text:list>
                        </text:list-item>
                        <text:list-item>
                          <text:p text:style-name="P14">Permissions:</text:p>
                          <text:list>
                            <text:list-item>
                              <text:p text:style-name="P7">Everyone has permissions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">Add blog:</text:p>
                      <text:list>
                        <text:list-item>
                          <text:p text:style-name="P14">URL:</text:p>
                          <text:list>
                            <text:list-item>
                              <text:p text:style-name="P7">ApiBaseDomainName/blogs/add/</text:p>
                            </text:list-item>
                          </text:list>
                        </text:list-item>
                        <text:list-item>
                          <text:p text:style-name="P14">Method:</text:p>
                          <text:list>
                            <text:list-item>
                              <text:p text:style-name="P7">POST</text:p>
                            </text:list-item>
                          </text:list>
                        </text:list-item>
                        <text:list-item>
                          <text:p text:style-name="P14">Permissions:</text:p>
                          <text:list>
                            <text:list-item>
                              <text:p text:style-name="P7">admins</text:p>
                            </text:list-item>
                            <text:list-item>
                              <text:p text:style-name="P7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">Edit blog:</text:p>
                      <text:list>
                        <text:list-item>
                          <text:p text:style-name="P14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ApiBaseDomainName/blogs/&lt;string:slug&gt;/edit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2931824009776" text:continue-list="list142930785326772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Method:</text:p>
                          <text:list>
                            <text:list-item>
                              <text:p text:style-name="P7">PATCH</text:p>
                            </text:list-item>
                          </text:list>
                        </text:list-item>
                        <text:list-item>
                          <text:p text:style-name="P14">Permissions:</text:p>
                          <text:list>
                            <text:list-item>
                              <text:p text:style-name="P7">admins</text:p>
                            </text:list-item>
                            <text:list-item>
                              <text:p text:style-name="P7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">Delete blog:</text:p>
                      <text:list>
                        <text:list-item>
                          <text:p text:style-name="P14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ApiBaseDomainName/blogs/&lt;string:slug&gt;/delete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2932643706983" text:continue-list="list142931824009776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Method:</text:p>
                          <text:list>
                            <text:list-item>
                              <text:p text:style-name="P7">DELETE</text:p>
                            </text:list-item>
                          </text:list>
                        </text:list-item>
                        <text:list-item>
                          <text:p text:style-name="P14">Permissions:</text:p>
                          <text:list>
                            <text:list-item>
                              <text:p text:style-name="P7">admins</text:p>
                            </text:list-item>
                            <text:list-item>
                              <text:p text:style-name="P7">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">Check blogs:</text:p>
                      <text:list>
                        <text:list-item>
                          <text:p text:style-name="P14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1">ApiBaseDomainName/blogs/&lt;string:slug&gt;/check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2932757189020" text:continue-list="list142932643706983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<text:soft-page-break/>Method:</text:p>
                          <text:list>
                            <text:list-item>
                              <text:p text:style-name="P15">PATCH</text:p>
                            </text:list-item>
                          </text:list>
                        </text:list-item>
                        <text:list-item>
                          <text:p text:style-name="P14">Permissions:</text:p>
                          <text:list>
                            <text:list-item>
                              <text:p text:style-name="P17">validators</text:p>
                            </text:list-item>
                            <text:list-item>
                              <text:p text:style-name="P15">superuser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Reviews:</text:p>
                  <text:list>
                    <text:list-item>
                      <text:p text:style-name="P7">List of reviews: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17">ApiBaseDomainName/reviews/list/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17">GET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17">Everyone has access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Specific review’s data:<text:span text:style-name="T3"/>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17">ApiBaseDomainName/reviews/&lt;string:slug&gt;/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17">GET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17">Everyone has access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add review:<text:span text:style-name="T3"/>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17">ApiBaseDomainName/reviews/add/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17">POST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17">Admins</text:p>
                            </text:list-item>
                            <text:list-item>
                              <text:p text:style-name="P17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edit review:<text:span text:style-name="T3"/>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17">ApiBaseDomainName/reviews/&lt;string:slug&gt;/edit/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17">PATCH</text:p>
                            </text:list-item>
                          </text:list>
                        </text:list-item>
                        <text:list-item>
                          <text:p text:style-name="P17"><text:soft-page-break/>Permissions:</text:p>
                          <text:list>
                            <text:list-item>
                              <text:p text:style-name="P17">admins</text:p>
                            </text:list-item>
                            <text:list-item>
                              <text:p text:style-name="P17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delete review:<text:span text:style-name="T3"/>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17">ApiBaseDomainName/reviews/&lt;string:slug&gt;/delete/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17">DELETE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17">admins</text:p>
                            </text:list-item>
                            <text:list-item>
                              <text:p text:style-name="P17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check review:<text:span text:style-name="T3"/>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17">ApiBaseDomainName/reviews/&lt;string:slug&gt;/check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17">PATCH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17">validators</text:p>
                            </text:list-item>
                            <text:list-item>
                              <text:p text:style-name="P17">superuser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4">User Interactions:</text:p>
                  <text:list>
                    <text:list-item>
                      <text:p text:style-name="P8">Compare devices:<text:span text:style-name="T3"/>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18">ApiBaseDomainName/interactions/Compare/&lt;string:slug1&gt;/&lt;string:slug2&gt;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18">GET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18">Everyone except guest 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"><text:span text:style-name="T4">Commenting</text:span>: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18">ApiBaseDomainName/interactions/comment/</text:p>
                            </text:list-item>
                          </text:list>
                        </text:list-item>
                        <text:list-item>
                          <text:p text:style-name="P17">Method<text:span text:style-name="T4">s</text:span>:</text:p>
                          <text:list>
                            <text:list-item>
                              <text:p text:style-name="P18">POST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18"><text:soft-page-break/>Everyone except guest users can POST dat<text:span text:style-name="T6">a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"><text:span text:style-name="T4">Reporting system</text:span>: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18">ApiBaseDomainName/interactions/reports/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18">POST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18">Everyone except guest 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"><text:span text:style-name="T7">List of all </text:span><text:span text:style-name="T8">names</text:span><text:span text:style-name="T7"> except blogs, and reviews</text:span>:</text:p>
                      <text:list>
                        <text:list-item>
                          <text:p text:style-name="P19">URL:</text:p>
                          <text:list>
                            <text:list-item>
                              <text:p text:style-name="P19">ApiBaseDomainName/interactions/<text:span text:style-name="T8">names</text:span>/</text:p>
                            </text:list-item>
                          </text:list>
                        </text:list-item>
                        <text:list-item>
                          <text:p text:style-name="P20">Method:</text:p>
                          <text:list>
                            <text:list-item>
                              <text:p text:style-name="P20">GET</text:p>
                            </text:list-item>
                          </text:list>
                        </text:list-item>
                        <text:list-item>
                          <text:p text:style-name="P20">Permissions:</text:p>
                          <text:list>
                            <text:list-item>
                              <text:p text:style-name="P20">Everyone has access to GET dat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Users:</text:p>
                  <text:list>
                    <text:list-item>
                      <text:p text:style-name="P21">Profile:</text:p>
                      <text:list>
                        <text:list-item>
                          <text:p text:style-name="P21">URL:</text:p>
                          <text:list>
                            <text:list-item>
                              <text:p text:style-name="P21">ApiBaseDomainName/accounts/profile/&lt;<text:span text:style-name="T5">string:username&gt;/</text:span></text:p>
                            </text:list-item>
                          </text:list>
                        </text:list-item>
                        <text:list-item>
                          <text:p text:style-name="P21">Methods:</text:p>
                          <text:list>
                            <text:list-item>
                              <text:p text:style-name="P21">GET</text:p>
                            </text:list-item>
                          </text:list>
                        </text:list-item>
                        <text:list-item>
                          <text:p text:style-name="P21">Permissions:</text:p>
                          <text:list>
                            <text:list-item>
                              <text:p text:style-name="P21">All logged in users can see profile(GET data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sign-up:<text:span text:style-name="T3"/>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21">ApiBaseDomainName/accounts/sign-up/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21">POST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21">Everyone can sign-up in websit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login:<text:span text:style-name="T3"/>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21">ApiBaseDomainName/accounts/login/</text:p>
                            </text:list-item>
                          </text:list>
                        </text:list-item>
                        <text:list-item>
                          <text:p text:style-name="P17"><text:soft-page-break/>Method:</text:p>
                          <text:list>
                            <text:list-item>
                              <text:p text:style-name="P21">POST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21">Everyone can login to websit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logout:<text:span text:style-name="T3"/>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21">ApiBaseDomainName/accounts/logout/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21">POST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21">Only logged in users can logout websit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delete account:<text:span text:style-name="T3"/>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21">ApiBaseDomainName/accounts/delete-account/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21">POST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21">Only logged in users can delete their account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">Change password:</text:p>
                      <text:list>
                        <text:list-item>
                          <text:p text:style-name="P22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4">ApiBaseDomainName/accounts/change-password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2932425263627" text:continue-list="list142932757189020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2">Method:</text:p>
                          <text:list>
                            <text:list-item>
                              <text:p text:style-name="P22">POST</text:p>
                            </text:list-item>
                          </text:list>
                        </text:list-item>
                        <text:list-item>
                          <text:p text:style-name="P22">Permissions:</text:p>
                          <text:list>
                            <text:list-item>
                              <text:p text:style-name="P22">All logged in 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"><text:s/>Password recovery:</text:p>
                      <text:list>
                        <text:list-item>
                          <text:p text:style-name="P22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3">ApiBaseDomainName/accounts/password-recovery/<text:span text:style-name="T10">&lt;</text:span><text:span text:style-name="T9">string:email&gt;/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2932432917164" text:continue-list="list142932425263627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2">Method:</text:p>
                          <text:list>
                            <text:list-item>
                              <text:p text:style-name="P22">POST</text:p>
                            </text:list-item>
                          </text:list>
                        </text:list-item>
                        <text:list-item>
                          <text:p text:style-name="P22">Permissions:</text:p>
                          <text:list>
                            <text:list-item>
                              <text:p text:style-name="P22">Everyone can recover their password</text:p>
                              <text:p text:style-name="P22"/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"><text:soft-page-break/><text:span text:style-name="T9">Password recovery verification</text:span>:</text:p>
                      <text:list>
                        <text:list-item>
                          <text:p text:style-name="P25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6">ApiBaseDomainName/accounts/password-recovery/<text:span text:style-name="T10">&lt;</text:span><text:span text:style-name="T9">string:email&gt;/</text:span>&lt;int:code&gt;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142932432917164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">Method:</text:p>
                          <text:list>
                            <text:list-item>
                              <text:p text:style-name="P25">POST</text:p>
                            </text:list-item>
                          </text:list>
                        </text:list-item>
                        <text:list-item>
                          <text:p text:style-name="P25">Permissions:</text:p>
                          <text:list>
                            <text:list-item>
                              <text:p text:style-name="P25">Everyo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3T10:23:45.869000000</meta:creation-date>
    <dc:date>2024-12-10T14:29:30.698000000</dc:date>
    <meta:editing-duration>PT6H23M9S</meta:editing-duration>
    <meta:editing-cycles>18</meta:editing-cycles>
    <meta:generator>LibreOffice/7.6.0.3$Windows_X86_64 LibreOffice_project/69edd8b8ebc41d00b4de3915dc82f8f0fc3b6265</meta:generator>
    <meta:print-date>2024-12-10T14:21:22.103000000</meta:print-date>
    <meta:printed-by>PDF files</meta:printed-by>
    <meta:document-statistic meta:table-count="0" meta:image-count="0" meta:object-count="0" meta:page-count="8" meta:paragraph-count="234" meta:word-count="593" meta:character-count="3749" meta:non-whitespace-character-count="3620"/>
  </office:meta>
</office:document-meta>
</file>